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1a0646" officeooo:paragraph-rsid="001a0646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1" officeooo:rsid="001a0646" officeooo:paragraph-rsid="001a0646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1" officeooo:rsid="001a66e5" officeooo:paragraph-rsid="001a66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Google Cloud Storage</text:p>
      <text:p text:style-name="P1"/>
      <text:list text:style-name="L1">
        <text:list-item>
          <text:p text:style-name="P2">Buckets:</text:p>
          <text:list>
            <text:list-item>
              <text:p text:style-name="P3">Gmaps:</text:p>
              <text:list>
                <text:list-item>
                  <text:p text:style-name="P2">gmaps_reviews: Contiene Las reviews de google maps en formato .parquet. Las reviews están organizadas por estado ya concatenados.</text:p>
                </text:list-item>
                <text:list-item>
                  <text:p text:style-name="P3">gmap_business: Contiene los datos de los locales de google maps en formato .parquet.<text:tab/></text:p>
                </text:list-item>
              </text:list>
            </text:list-item>
            <text:list-item>
              <text:p text:style-name="P3">Yelp: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00:59:28.262000000</meta:creation-date>
    <dc:date>2024-05-12T03:55:04.239000000</dc:date>
    <meta:editing-duration>PT2H55M37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7" meta:word-count="44" meta:character-count="270" meta:non-whitespace-character-count="237"/>
  </office:meta>
</office:document-meta>
</file>